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almost twenty years of experience in the software industry. I am a senior developer specialized in web applications and distributed systems. I developed static web sites; classic request/response applications; frontend applications with reactive components; different types of APIs; infrastructure services like job schedulers and single sign-ons; data processing applications like ETLs and scrapers; and biometrics systems, among others. I worked with different architectures and application models such as web services (SOAP), microservices (REST), web sockets, classic request/response (MVC, streaming), batch processing, and CLIs, among others. I have used multiple data sources.</text:p>
      <text:p text:style-name="Text_20_body">In backend development, I worked with several stacks and frameworks in PHP, Java, Scala, Kotlin and NodeJS. Some problems I have solved are user and API authentication (SAML, OIDC), session management, access control (RBAC, ACLs), transaction management, data access with multiple data sources, free text search, static resources management and compression (JavaScript, CSS, images, videos, etc.), multi-language support, geolocalization, data clustering and processing, content storage, application and information security, third party services integration, biometric hardware integration, resiliency and scalability, among others. I worked with different CIs, source control platforms and infrastructure providers (AWS, GCP, DigitalOcean).</text:p>
      <text:p text:style-name="Text_20_body">In frontend development, I value software design and architecture more than mastering specific frameworks. Some problems I have solved are the implementation of reusable components, resource optimization focused on user experience, cross-domain communication, customization, user-based features, state management and persistence, multi-language features, multitenancy, among others. I have worked with frameworks and utilities such as Vue 2/3, React, charts.js, jQuery, and lessCSS. I used build tools like webpack, vite, rollup, and babel. I did write functional tests using cypress, puppetteer and playwright.</text:p>
      <text:p text:style-name="Text_20_body">I think team work and a quality-oriented development process is the key to build good software. I aim to build solutions based on well-known software architecture patterns, good practices and conventions. Good communication, peer reviews and group design are essential to build a common knowledge base and deliver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books"/>Books<text:bookmark-end text:name="books"/></text:h>
      <text:p text:style-name="First_20_paragraph">The following selection are books I consider an essential part of my knowledge base. Some of them are like manuals, I always get back to them whenever I need to take educated decision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8T16:58:00Z</meta:creation-date>
    <dc:date>2024-01-08T16:58:00Z</dc:date>
    <meta:user-defined meta:name="job" meta:value-type="string">Software Engineer</meta:user-defined>
    <meta:user-defined meta:name="messages" meta:value-type="string"/>
  </office:meta>
</office:document-meta>
</file>